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02in"/>
    </style:style>
    <style:style style:name="co2" style:family="table-column">
      <style:table-column-properties fo:break-before="auto" style:column-width="1.829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736in"/>
    </style:style>
    <style:style style:name="co5" style:family="table-column">
      <style:table-column-properties fo:break-before="auto" style:column-width="1.6209in"/>
    </style:style>
    <style:style style:name="co6" style:family="table-column">
      <style:table-column-properties fo:break-before="auto" style:column-width="1.6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37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source link</text:p>
          </table:table-cell>
          <table:table-cell office:value-type="string" calcext:value-type="string">
            <text:p>price each</text:p>
          </table:table-cell>
          <table:table-cell office:value-type="string" calcext:value-type="string">
            <text:p>price total</text:p>
          </table:table-cell>
          <table:table-cell office:value-type="string" calcext:value-type="string">
            <text:p>Order #</text:p>
          </table:table-cell>
          <table:table-cell office:value-type="string" calcext:value-type="string">
            <text:p>order date</text:p>
          </table:table-cell>
          <table:table-cell/>
          <table:table-cell office:value-type="string" calcext:value-type="string">
            <text:p>Orders</text:p>
          </table:table-cell>
          <table:table-cell office:value-type="string" calcext:value-type="string">
            <text:p>Shipping+tax</text:p>
          </table:table-cell>
          <table:table-cell office:value-type="string" calcext:value-type="string">
            <text:p>Order Numb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TOTAL →</text:p>
          </table:table-cell>
          <table:table-cell table:formula="of:=[.K2]+[.P2]" office:value-type="float" office:value="624.87" calcext:value-type="float">
            <text:p>624.87</text:p>
          </table:table-cell>
          <table:table-cell table:number-columns-repeated="7"/>
          <table:table-cell table:formula="of:=SUM([.K4:.K74])" office:value-type="float" office:value="514.97" calcext:value-type="float">
            <text:p>514.97</text:p>
          </table:table-cell>
          <table:table-cell table:number-columns-repeated="4"/>
          <table:table-cell table:formula="of:=SUM([.P4:.P74])" office:value-type="float" office:value="109.9" calcext:value-type="float">
            <text:p>109.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11" office:value-type="string" calcext:value-type="string">
            <text:p>----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rawcabs reproduction size Deluxe reverb 1x12 pine combo cabinet</text:p>
          </table:table-cell>
          <table:table-cell table:number-columns-repeated="2"/>
          <table:table-cell office:value-type="string" calcext:value-type="string">
            <text:p>pin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bay: 304173337705</text:p>
          </table:table-cell>
          <table:table-cell office:value-type="string" calcext:value-type="string">
            <text:p>https://www.ebay.com/itm/304173337705?hash=item46d224cc69:g:9VEAAOSw3T5b5waS</text:p>
          </table:table-cell>
          <table:table-cell office:value-type="float" office:value="220" calcext:value-type="float">
            <text:p>220</text:p>
          </table:table-cell>
          <table:table-cell table:formula="of:=[.J4]*[.G4]" office:value-type="float" office:value="220" calcext:value-type="float">
            <text:p>220</text:p>
          </table:table-cell>
          <table:table-cell office:value-type="string" calcext:value-type="string">
            <text:p><text:s text:c="4"/>02-10879-40399</text:p>
          </table:table-cell>
          <table:table-cell table:style-name="ce3" office:value-type="date" office:date-value="2023-12-02" calcext:value-type="date">
            <text:p>12/02/23</text:p>
          </table:table-cell>
          <table:table-cell/>
          <table:table-cell office:value-type="string" calcext:value-type="string">
            <text:p>Mojo Dec 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#SO410015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eaker</text:p>
          </table:table-cell>
          <table:table-cell table:number-columns-repeated="8"/>
          <table:table-cell table:formula="of:=[.J5]*[.G5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TS Acoustic Dec 2</text:p>
          </table:table-cell>
          <table:table-cell table:formula="of:=15.14+3.32" office:value-type="float" office:value="18.46" calcext:value-type="float">
            <text:p>18.46</text:p>
          </table:table-cell>
          <table:table-cell office:value-type="string" calcext:value-type="string">
            <text:p>A1231202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AB763 Deluxe Reverb</text:p>
          </table:table-cell>
          <table:table-cell office:value-type="string" calcext:value-type="string">
            <text:p>22-3/8” wide</text:p>
          </table:table-cell>
          <table:table-cell/>
          <table:table-cell office:value-type="string" calcext:value-type="string">
            <text:p>a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KU: 5151020 </text:p>
          </table:table-cell>
          <table:table-cell office:value-type="string" calcext:value-type="string">
            <text:p>https://www.mojotone.com/Blackface-Deluxe-Reverb-AB763-Style-Chassis</text:p>
          </table:table-cell>
          <table:table-cell office:value-type="float" office:value="90" calcext:value-type="float">
            <text:p>90</text:p>
          </table:table-cell>
          <table:table-cell table:formula="of:=[.J6]*[.G6]" office:value-type="float" office:value="90" calcext:value-type="float">
            <text:p>90</text:p>
          </table:table-cell>
          <table:table-cell table:style-name="ce2" office:value-type="string" calcext:value-type="string">
            <text:p>#SO410015 </text:p>
          </table:table-cell>
          <table:table-cell table:style-name="ce3" office:value-type="date" office:date-value="2023-12-03" calcext:value-type="date">
            <text:p>12/03/23</text:p>
          </table:table-cell>
          <table:table-cell/>
          <table:table-cell office:value-type="string" calcext:value-type="string">
            <text:p>Ebay Dec 2</text:p>
          </table:table-cell>
          <table:table-cell table:formula="of:=30.29+21.46" office:value-type="float" office:value="51.75" calcext:value-type="float">
            <text:p>51.75</text:p>
          </table:table-cell>
          <table:table-cell office:value-type="string" calcext:value-type="string">
            <text:p><text:s text:c="4"/>02-10879-403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p Pan</text:p>
          </table:table-cell>
          <table:table-cell office:value-type="string" calcext:value-type="string">
            <text:p>AB763 Deluxe Reverb</text:p>
          </table:table-cell>
          <table:table-cell office:value-type="string" calcext:value-type="string">
            <text:p>small?</text:p>
          </table:table-cell>
          <table:table-cell/>
          <table:table-cell office:value-type="string" calcext:value-type="string">
            <text:p>alu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KU: 5151112</text:p>
          </table:table-cell>
          <table:table-cell office:value-type="string" calcext:value-type="string">
            <text:p>https://www.mojotone.com/Small-Cap-Pan-for-Deluxe-Vibrolux</text:p>
          </table:table-cell>
          <table:table-cell office:value-type="float" office:value="11.99" calcext:value-type="float">
            <text:p>11.99</text:p>
          </table:table-cell>
          <table:table-cell table:formula="of:=[.J7]*[.G7]" office:value-type="float" office:value="11.99" calcext:value-type="float">
            <text:p>11.99</text:p>
          </table:table-cell>
          <table:table-cell table:style-name="ce2" office:value-type="string" calcext:value-type="string">
            <text:p>#SO410015 </text:p>
          </table:table-cell>
          <table:table-cell table:style-name="ce3" office:value-type="date" office:date-value="2023-12-03" calcext:value-type="date">
            <text:p>12/03/23</text:p>
          </table:table-cell>
          <table:table-cell/>
          <table:table-cell office:value-type="string" calcext:value-type="string">
            <text:p>Tube depot Dec 3</text:p>
          </table:table-cell>
          <table:table-cell table:formula="of:=8.45 + 11.97" office:value-type="float" office:value="20.42" calcext:value-type="float">
            <text:p>20.42</text:p>
          </table:table-cell>
          <table:table-cell office:value-type="string" calcext:value-type="string">
            <text:p>R5893070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ll Cloth</text:p>
          </table:table-cell>
          <table:table-cell office:value-type="string" calcext:value-type="string">
            <text:p>FR701</text:p>
          </table:table-cell>
          <table:table-cell office:value-type="string" calcext:value-type="string">
            <text:p>(yards)</text:p>
          </table:table-cell>
          <table:table-cell/>
          <table:table-cell office:value-type="string" calcext:value-type="string">
            <text:p>f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yle 2100</text:p>
          </table:table-cell>
          <table:table-cell office:value-type="string" calcext:value-type="string">
            <text:p><text:a xlink:href="https://www.atsacoustics.com/Guilford-of-Maine-FR701-2100.html" xlink:type="simple">https://www.atsacoustics.com/Guilford-of-Maine-FR701-2100.html</text:a></text:p>
          </table:table-cell>
          <table:table-cell office:value-type="float" office:value="20.73" calcext:value-type="float">
            <text:p>20.73</text:p>
          </table:table-cell>
          <table:table-cell table:formula="of:=[.J8]*[.G8]" office:value-type="float" office:value="20.73" calcext:value-type="float">
            <text:p>20.73</text:p>
          </table:table-cell>
          <table:table-cell office:value-type="string" calcext:value-type="string">
            <text:p>A123120211</text:p>
          </table:table-cell>
          <table:table-cell table:style-name="ce3" office:value-type="date" office:date-value="2023-12-02" calcext:value-type="date">
            <text:p>12/02/23</text:p>
          </table:table-cell>
          <table:table-cell/>
          <table:table-cell office:value-type="string" calcext:value-type="string">
            <text:p>Tube depot Dec 14</text:p>
          </table:table-cell>
          <table:table-cell office:value-type="float" office:value="19.27" calcext:value-type="float">
            <text:p>19.27</text:p>
          </table:table-cell>
          <table:table-cell office:value-type="string" calcext:value-type="string">
            <text:p>#R5778415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ndle</text:p>
          </table:table-cell>
          <table:table-cell table:number-columns-repeated="8"/>
          <table:table-cell table:formula="of:=[.J9]*[.G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et</text:p>
          </table:table-cell>
          <table:table-cell table:number-columns-repeated="8"/>
          <table:table-cell table:formula="of:=[.J10]*[.G1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ners</text:p>
          </table:table-cell>
          <table:table-cell table:number-columns-repeated="8"/>
          <table:table-cell table:formula="of:=[.J11]*[.G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in turret board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3.125 x 15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a xlink:href="https://www.tubedepot.com/products/1-8-g-10-board-red" xlink:type="simple">https://www.tubedepot.com/products/1-8-g-10-board-red</text:a></text:p>
          </table:table-cell>
          <table:table-cell office:value-type="float" office:value="1.08" calcext:value-type="float">
            <text:p>1.08</text:p>
          </table:table-cell>
          <table:table-cell table:formula="of:=[.J12]*[.G12]" office:value-type="float" office:value="16.2" calcext:value-type="float">
            <text:p>16.2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oghouse Turret board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3.125x4.75</text:p>
          </table:table-cell>
          <table:table-cell/>
          <table:table-cell office:value-type="string" calcext:value-type="string">
            <text:p>blac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a xlink:href="https://www.tubedepot.com/products/1-8-g-10-board-black" xlink:type="simple">https://www.tubedepot.com/products/1-8-g-10-board-black</text:a></text:p>
          </table:table-cell>
          <table:table-cell office:value-type="float" office:value="0.95" calcext:value-type="float">
            <text:p>0.95</text:p>
          </table:table-cell>
          <table:table-cell table:formula="of:=[.J13]*[.G13]" office:value-type="float" office:value="4.75" calcext:value-type="float">
            <text:p>4.75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urrets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1/8”</text:p>
          </table:table-cell>
          <table:table-cell/>
          <table:table-cell office:value-type="string" calcext:value-type="string">
            <text:p>silv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<text:a xlink:href="https://www.tubedepot.com/products/turret-lugs-for-epoxy-board" xlink:type="simple">https://www.tubedepot.com/products/turret-lugs-for-epoxy-board</text:a></text:p>
          </table:table-cell>
          <table:table-cell office:value-type="float" office:value="0.38" calcext:value-type="float">
            <text:p>0.38</text:p>
          </table:table-cell>
          <table:table-cell table:formula="of:=[.J14]*[.G14]" office:value-type="float" office:value="19" calcext:value-type="float">
            <text:p>19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20awg</text:p>
          </table:table-cell>
          <table:table-cell/>
          <table:table-cell office:value-type="string" calcext:value-type="string">
            <text:p>whit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https://www.tubedepot.com/products/20-ga-solid-cloth-wire-600-volt-rating" xlink:type="simple">https://www.tubedepot.com/products/20-ga-solid-cloth-wire-600-volt-rating</text:a></text:p>
          </table:table-cell>
          <table:table-cell office:value-type="float" office:value="0.43" calcext:value-type="float">
            <text:p>0.43</text:p>
          </table:table-cell>
          <table:table-cell table:formula="of:=[.J15]*[.G15]" office:value-type="float" office:value="4.3" calcext:value-type="float">
            <text:p>4.3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20awg</text:p>
          </table:table-cell>
          <table:table-cell/>
          <table:table-cell office:value-type="string" calcext:value-type="string">
            <text:p>bl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https://www.tubedepot.com/products/20-ga-solid-cloth-wire-600-volt-rating" xlink:type="simple">https://www.tubedepot.com/products/20-ga-solid-cloth-wire-600-volt-rating</text:a></text:p>
          </table:table-cell>
          <table:table-cell office:value-type="float" office:value="0.55" calcext:value-type="float">
            <text:p>0.55</text:p>
          </table:table-cell>
          <table:table-cell table:formula="of:=[.J16]*[.G16]" office:value-type="float" office:value="5.5" calcext:value-type="float">
            <text:p>5.5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20awg</text:p>
          </table:table-cell>
          <table:table-cell/>
          <table:table-cell office:value-type="string" calcext:value-type="string">
            <text:p>yellow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https://www.tubedepot.com/products/20-ga-solid-cloth-wire-600-volt-rating" xlink:type="simple">https://www.tubedepot.com/products/20-ga-solid-cloth-wire-600-volt-rating</text:a></text:p>
          </table:table-cell>
          <table:table-cell office:value-type="float" office:value="0.56" calcext:value-type="float">
            <text:p>0.56</text:p>
          </table:table-cell>
          <table:table-cell table:formula="of:=[.J17]*[.G17]" office:value-type="float" office:value="5.6" calcext:value-type="float">
            <text:p>5.6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20awg</text:p>
          </table:table-cell>
          <table:table-cell/>
          <table:table-cell office:value-type="string" calcext:value-type="string">
            <text:p>orang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https://www.tubedepot.com/products/20-ga-solid-cloth-wire-600-volt-rating" xlink:type="simple">https://www.tubedepot.com/products/20-ga-solid-cloth-wire-600-volt-rating</text:a></text:p>
          </table:table-cell>
          <table:table-cell office:value-type="float" office:value="0.58" calcext:value-type="float">
            <text:p>0.58</text:p>
          </table:table-cell>
          <table:table-cell table:formula="of:=[.J18]*[.G18]" office:value-type="float" office:value="5.8" calcext:value-type="float">
            <text:p>5.8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20awg</text:p>
          </table:table-cell>
          <table:table-cell/>
          <table:table-cell office:value-type="string" calcext:value-type="string">
            <text:p>brow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https://www.tubedepot.com/products/20-ga-solid-cloth-wire-600-volt-rating" xlink:type="simple">https://www.tubedepot.com/products/20-ga-solid-cloth-wire-600-volt-rating</text:a></text:p>
          </table:table-cell>
          <table:table-cell office:value-type="float" office:value="0.58" calcext:value-type="float">
            <text:p>0.58</text:p>
          </table:table-cell>
          <table:table-cell table:formula="of:=[.J19]*[.G19]" office:value-type="float" office:value="5.8" calcext:value-type="float">
            <text:p>5.8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20awg</text:p>
          </table:table-cell>
          <table:table-cell/>
          <table:table-cell office:value-type="string" calcext:value-type="string">
            <text:p>bla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https://www.tubedepot.com/products/20-ga-solid-cloth-wire-600-volt-rating" xlink:type="simple">https://www.tubedepot.com/products/20-ga-solid-cloth-wire-600-volt-rating</text:a></text:p>
          </table:table-cell>
          <table:table-cell office:value-type="float" office:value="0.55" calcext:value-type="float">
            <text:p>0.55</text:p>
          </table:table-cell>
          <table:table-cell table:formula="of:=[.J20]*[.G20]" office:value-type="float" office:value="5.5" calcext:value-type="float">
            <text:p>5.5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18awg</text:p>
          </table:table-cell>
          <table:table-cell/>
          <table:table-cell office:value-type="string" calcext:value-type="string">
            <text:p>gree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https://www.tubedepot.com/products/18-ga-solid-cloth-wire-600-volt-rating" xlink:type="simple">https://www.tubedepot.com/products/18-ga-solid-cloth-wire-600-volt-rating</text:a></text:p>
          </table:table-cell>
          <table:table-cell office:value-type="float" office:value="0.67" calcext:value-type="float">
            <text:p>0.67</text:p>
          </table:table-cell>
          <table:table-cell table:formula="of:=[.J21]*[.G21]" office:value-type="float" office:value="6.7" calcext:value-type="float">
            <text:p>6.7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rmalled Jack</text:p>
          </table:table-cell>
          <table:table-cell office:value-type="string" calcext:value-type="string">
            <text:p>jac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tubedepot.com/products/switchcraft-l12a-1-4-jack</text:p>
          </table:table-cell>
          <table:table-cell office:value-type="float" office:value="2.95" calcext:value-type="float">
            <text:p>2.95</text:p>
          </table:table-cell>
          <table:table-cell table:formula="of:=[.J22]*[.G22]" office:value-type="float" office:value="5.9" calcext:value-type="float">
            <text:p>5.9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id stopper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J23]*[.G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put resisto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MEG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24]*[.G2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1 socket</text:p>
          </table:table-cell>
          <table:table-cell office:value-type="string" calcext:value-type="string">
            <text:p>socket</text:p>
          </table:table-cell>
          <table:table-cell office:value-type="float" office:value="7025" calcext:value-type="float">
            <text:p>7025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9-pin-miniature-socket-with-shield-drop-in-fender</text:p>
          </table:table-cell>
          <table:table-cell office:value-type="float" office:value="3.45" calcext:value-type="float">
            <text:p>3.45</text:p>
          </table:table-cell>
          <table:table-cell table:formula="of:=[.J25]*[.G25]" office:value-type="float" office:value="3.45" calcext:value-type="float">
            <text:p>3.4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tube</text:p>
          </table:table-cell>
          <table:table-cell office:value-type="float" office:value="7025" calcext:value-type="float">
            <text:p>7025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26]*[.G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one c1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12u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27]*[.G2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one r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28]*[.G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ne r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29]*[.G2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one c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1u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30]*[.G3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one po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100k l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alpha-24mm-linear-taper-pot-3-8-bushing</text:p>
          </table:table-cell>
          <table:table-cell office:value-type="float" office:value="2.95" calcext:value-type="float">
            <text:p>2.95</text:p>
          </table:table-cell>
          <table:table-cell table:formula="of:=[.J31]*[.G31]" office:value-type="float" office:value="2.95" calcext:value-type="float">
            <text:p>2.9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ody po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25k l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alpha-24mm-linear-taper-pot-3-8-bushing</text:p>
          </table:table-cell>
          <table:table-cell office:value-type="float" office:value="2.95" calcext:value-type="float">
            <text:p>2.95</text:p>
          </table:table-cell>
          <table:table-cell table:formula="of:=[.J32]*[.G32]" office:value-type="float" office:value="2.95" calcext:value-type="float">
            <text:p>2.9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olume po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1M audio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alpha-24mm-audio-taper-pot-3-8-bushing</text:p>
          </table:table-cell>
          <table:table-cell office:value-type="float" office:value="2.95" calcext:value-type="float">
            <text:p>2.95</text:p>
          </table:table-cell>
          <table:table-cell table:formula="of:=[.J33]*[.G33]" office:value-type="float" office:value="2.95" calcext:value-type="float">
            <text:p>2.9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1a loa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34]*[.G3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1a bypas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25u</text:p>
          </table:table-cell>
          <table:table-cell office:value-type="string" calcext:value-type="string">
            <text:p>25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35]*[.G3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1a cathode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36]*[.G3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1b loa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37]*[.G3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1b bypas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25u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shared with 2b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J38]*[.G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1b cathod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hared with 2b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J39]*[.G3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upling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47u</text:p>
          </table:table-cell>
          <table:table-cell office:value-type="string" calcext:value-type="string">
            <text:p>630V</text:p>
          </table:table-cell>
          <table:table-cell table:number-columns-repeated="5"/>
          <table:table-cell table:formula="of:=[.J40]*[.G4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annel mix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41]*[.G4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ormalled Jack</text:p>
          </table:table-cell>
          <table:table-cell office:value-type="string" calcext:value-type="string">
            <text:p>jac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tubedepot.com/products/switchcraft-l12a-1-4-jack</text:p>
          </table:table-cell>
          <table:table-cell office:value-type="float" office:value="2.95" calcext:value-type="float">
            <text:p>2.95</text:p>
          </table:table-cell>
          <table:table-cell table:formula="of:=[.J42]*[.G42]" office:value-type="float" office:value="5.9" calcext:value-type="float">
            <text:p>5.9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rid stopper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J43]*[.G4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nput resisto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MEG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44]*[.G4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nput wire</text:p>
          </table:table-cell>
          <table:table-cell office:value-type="string" calcext:value-type="string">
            <text:p>shielded wire (foot)</text:p>
          </table:table-cell>
          <table:table-cell office:value-type="string" calcext:value-type="string">
            <text:p>Mogami W2333</text:p>
          </table:table-cell>
          <table:table-cell office:value-type="string" calcext:value-type="string">
            <text:p>28awg shielded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ttps://www.tubedepot.com/products/mogami-w2333-interconnect-wire</text:p>
          </table:table-cell>
          <table:table-cell office:value-type="float" office:value="0.69" calcext:value-type="float">
            <text:p>0.69</text:p>
          </table:table-cell>
          <table:table-cell table:formula="of:=[.J45]*[.G45]" office:value-type="float" office:value="3.45" calcext:value-type="float">
            <text:p>3.4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2 socket</text:p>
          </table:table-cell>
          <table:table-cell office:value-type="string" calcext:value-type="string">
            <text:p>socket</text:p>
          </table:table-cell>
          <table:table-cell office:value-type="float" office:value="7025" calcext:value-type="float">
            <text:p>7025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9-pin-miniature-socket-with-shield-drop-in-fender</text:p>
          </table:table-cell>
          <table:table-cell office:value-type="float" office:value="3.45" calcext:value-type="float">
            <text:p>3.45</text:p>
          </table:table-cell>
          <table:table-cell table:formula="of:=[.J46]*[.G46]" office:value-type="float" office:value="3.45" calcext:value-type="float">
            <text:p>3.4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tube</text:p>
          </table:table-cell>
          <table:table-cell office:value-type="float" office:value="7025" calcext:value-type="float">
            <text:p>7025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47]*[.G4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2a loa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48]*[.G4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one slop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49]*[.G4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id cap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47u</text:p>
          </table:table-cell>
          <table:table-cell office:value-type="string" calcext:value-type="string">
            <text:p>630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50]*[.G5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ass cap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630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51]*[.G5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reb cap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250p</text:p>
          </table:table-cell>
          <table:table-cell office:value-type="string" calcext:value-type="string">
            <text:p>630v?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52]*[.G5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ass po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250k audio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alpha-24mm-audio-taper-pot-3-8-bushing</text:p>
          </table:table-cell>
          <table:table-cell office:value-type="float" office:value="2.95" calcext:value-type="float">
            <text:p>2.95</text:p>
          </table:table-cell>
          <table:table-cell table:formula="of:=[.J53]*[.G53]" office:value-type="float" office:value="2.95" calcext:value-type="float">
            <text:p>2.9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reb po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250k audio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alpha-24mm-audio-taper-pot-3-8-bushing</text:p>
          </table:table-cell>
          <table:table-cell office:value-type="float" office:value="2.95" calcext:value-type="float">
            <text:p>2.95</text:p>
          </table:table-cell>
          <table:table-cell table:formula="of:=[.J54]*[.G54]" office:value-type="float" office:value="2.95" calcext:value-type="float">
            <text:p>2.9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volume po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1M Audio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alpha-24mm-audio-taper-pot-3-8-bushing</text:p>
          </table:table-cell>
          <table:table-cell office:value-type="float" office:value="2.95" calcext:value-type="float">
            <text:p>2.95</text:p>
          </table:table-cell>
          <table:table-cell table:formula="of:=[.J55]*[.G55]" office:value-type="float" office:value="2.95" calcext:value-type="float">
            <text:p>2.9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right cap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none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56]*[.G5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id resisto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none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57]*[.G5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v2b loa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58]*[.G5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2b bypas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25u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shared with 1b&gt;&gt;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59]*[.G5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2b cathod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hared with 1b&gt;&gt;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60]*[.G6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oupling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22u</text:p>
          </table:table-cell>
          <table:table-cell office:value-type="string" calcext:value-type="string">
            <text:p>630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61]*[.G6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everb mix cap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62]*[.G6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everb mix 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.3M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63]*[.G6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everb Filt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500p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64]*[.G6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3 grid leak</text:p>
          </table:table-cell>
          <table:table-cell office:value-type="string" calcext:value-type="string">
            <text:p>resist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[.J65]*[.G6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v3 socket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12AT7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9-pin-miniature-socket-with-shield-drop-in-fender</text:p>
          </table:table-cell>
          <table:table-cell office:value-type="float" office:value="3.45" calcext:value-type="float">
            <text:p>3.45</text:p>
          </table:table-cell>
          <table:table-cell table:formula="of:=[.J66]*[.G66]" office:value-type="float" office:value="3.45" calcext:value-type="float">
            <text:p>3.4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3 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12AT7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67]*[.G6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v3 cathod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68]*[.G6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3 bypas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25u</text:p>
          </table:table-cell>
          <table:table-cell office:value-type="string" calcext:value-type="string">
            <text:p>25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69]*[.G6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everb transformer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25k: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25A20B</text:p>
          </table:table-cell>
          <table:table-cell table:number-columns-repeated="2"/>
          <table:table-cell table:formula="of:=[.J70]*[.G7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everb jacks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RCA F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tubedepot.com/products/switchcraft-3501fr-rca-jack</text:p>
          </table:table-cell>
          <table:table-cell office:value-type="float" office:value="3.95" calcext:value-type="float">
            <text:p>3.95</text:p>
          </table:table-cell>
          <table:table-cell table:formula="of:=[.J71]*[.G71]" office:value-type="float" office:value="7.9" calcext:value-type="float">
            <text:p>7.9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everb tank</text:p>
          </table:table-cell>
          <table:table-cell office:value-type="string" calcext:value-type="string">
            <text:p>tan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accutronics-4ab3c1b-reverb-tank</text:p>
          </table:table-cell>
          <table:table-cell office:value-type="float" office:value="34.95" calcext:value-type="float">
            <text:p>34.95</text:p>
          </table:table-cell>
          <table:table-cell table:formula="of:=[.J72]*[.G72]" office:value-type="float" office:value="34.95" calcext:value-type="float">
            <text:p>34.9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4a lea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73]*[.G7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everb switch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its in jack ho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carling-spst-toggle-switch</text:p>
          </table:table-cell>
          <table:table-cell office:value-type="float" office:value="6.95" calcext:value-type="float">
            <text:p>6.95</text:p>
          </table:table-cell>
          <table:table-cell table:formula="of:=[.J74]*[.G74]" office:value-type="float" office:value="6.95" calcext:value-type="float">
            <text:p>6.9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4 socket</text:p>
          </table:table-cell>
          <table:table-cell office:value-type="string" calcext:value-type="string">
            <text:p>socket</text:p>
          </table:table-cell>
          <table:table-cell office:value-type="float" office:value="7025" calcext:value-type="float">
            <text:p>70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9-pin-miniature-socket-with-shield-drop-in-fender</text:p>
          </table:table-cell>
          <table:table-cell office:value-type="float" office:value="3.45" calcext:value-type="float">
            <text:p>3.45</text:p>
          </table:table-cell>
          <table:table-cell table:formula="of:=[.J75]*[.G75]" office:value-type="float" office:value="3.45" calcext:value-type="float">
            <text:p>3.4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tube</text:p>
          </table:table-cell>
          <table:table-cell office:value-type="float" office:value="7025" calcext:value-type="float">
            <text:p>70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76]*[.G7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v4a loa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77]*[.G7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4a coupling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03u</text:p>
          </table:table-cell>
          <table:table-cell office:value-type="string" calcext:value-type="string">
            <text:p>630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78]*[.G7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everb po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100k Li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alpha-24mm-linear-taper-pot-3-8-bushing</text:p>
          </table:table-cell>
          <table:table-cell office:value-type="float" office:value="2.95" calcext:value-type="float">
            <text:p>2.95</text:p>
          </table:table-cell>
          <table:table-cell table:formula="of:=[.J79]*[.G79]" office:value-type="float" office:value="2.95" calcext:value-type="float">
            <text:p>2.9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remolo speed po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3M reverse audi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cts-audio-taper-pot-3-8-bushing</text:p>
          </table:table-cell>
          <table:table-cell office:value-type="float" office:value="6.95" calcext:value-type="float">
            <text:p>6.95</text:p>
          </table:table-cell>
          <table:table-cell table:formula="of:=[.J80]*[.G80]" office:value-type="float" office:value="6.95" calcext:value-type="float">
            <text:p>6.9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remolo intensity po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50k reverse audi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alpha-24mm-audio-taper-pot-3-8-bushing</text:p>
          </table:table-cell>
          <table:table-cell office:value-type="float" office:value="2.95" calcext:value-type="float">
            <text:p>2.95</text:p>
          </table:table-cell>
          <table:table-cell table:formula="of:=[.J81]*[.G81]" office:value-type="float" office:value="2.95" calcext:value-type="float">
            <text:p>2.9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rem speed resisto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maybe can chang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82]*[.G8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everb attenuation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0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83]*[.G8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v4b lea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0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84]*[.G8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v4b loa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85]*[.G8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4b coupling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630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86]*[.G8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4 cathod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87]*[.G8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v4 bypas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25u</text:p>
          </table:table-cell>
          <table:table-cell office:value-type="string" calcext:value-type="string">
            <text:p>25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88]*[.G8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rem jump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.2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89]*[.G8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v5a grid lea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90]*[.G9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v5b grid lea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91]*[.G9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rem osci. 1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1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92]*[.G9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rem osci. 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1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93]*[.G9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rem osci. 3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2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94]*[.G9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5a cathod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.7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95]*[.G9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v5a bypas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25u</text:p>
          </table:table-cell>
          <table:table-cell office:value-type="string" calcext:value-type="string">
            <text:p>25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96]*[.G9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rem switch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its in jack ho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carling-spst-toggle-switch</text:p>
          </table:table-cell>
          <table:table-cell office:value-type="float" office:value="6.95" calcext:value-type="float">
            <text:p>6.95</text:p>
          </table:table-cell>
          <table:table-cell table:formula="of:=[.J97]*[.G97]" office:value-type="float" office:value="6.95" calcext:value-type="float">
            <text:p>6.9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v5a loa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0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98]*[.G9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5b loa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99]*[.G9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optocoupler</text:p>
          </table:table-cell>
          <table:table-cell office:value-type="string" calcext:value-type="string">
            <text:p>whichever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opto-coupler-ldr-for-fender-amps</text:p>
          </table:table-cell>
          <table:table-cell office:value-type="float" office:value="8.95" calcext:value-type="float">
            <text:p>8.95</text:p>
          </table:table-cell>
          <table:table-cell table:formula="of:=[.J100]*[.G100]" office:value-type="float" office:value="8.95" calcext:value-type="float">
            <text:p>8.9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ick fix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2u</text:p>
          </table:table-cell>
          <table:table-cell office:value-type="string" calcext:value-type="string">
            <text:p>class y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01]*[.G10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v5 socket</text:p>
          </table:table-cell>
          <table:table-cell office:value-type="string" calcext:value-type="string">
            <text:p>socket</text:p>
          </table:table-cell>
          <table:table-cell office:value-type="float" office:value="7025" calcext:value-type="float">
            <text:p>70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9-pin-miniature-socket-with-shield-drop-in-fender</text:p>
          </table:table-cell>
          <table:table-cell office:value-type="float" office:value="3.45" calcext:value-type="float">
            <text:p>3.45</text:p>
          </table:table-cell>
          <table:table-cell table:formula="of:=[.J102]*[.G102]" office:value-type="float" office:value="3.45" calcext:value-type="float">
            <text:p>3.4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12AX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103]*[.G10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5b cathod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104]*[.G10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5b bypas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25u</text:p>
          </table:table-cell>
          <table:table-cell office:value-type="string" calcext:value-type="string">
            <text:p>25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05]*[.G10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rem buff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M 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06]*[.G10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x mix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0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107]*[.G10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FB Tai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108]*[.G10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oupling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01u</text:p>
          </table:table-cell>
          <table:table-cell office:value-type="string" calcext:value-type="string">
            <text:p>630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09]*[.G10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V6A grid lea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110]*[.G11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v6 socket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12AT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9-pin-miniature-socket-with-shield-drop-in-fender</text:p>
          </table:table-cell>
          <table:table-cell office:value-type="float" office:value="3.45" calcext:value-type="float">
            <text:p>3.45</text:p>
          </table:table-cell>
          <table:table-cell table:formula="of:=[.J111]*[.G111]" office:value-type="float" office:value="3.45" calcext:value-type="float">
            <text:p>3.4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12AT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112]*[.G1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v6 cathode</text:p>
          </table:table-cell>
          <table:table-cell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113]*[.G11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v6b grid lea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114]*[.G11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nverter tai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115]*[.G1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C Shunt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200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16]*[.G11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NFB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820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117]*[.G11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oupling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630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18]*[.G11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inverter plate loa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82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119]*[.G11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inverter plate loa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120]*[.G12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oupling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630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21]*[.G12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wer lea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0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J122]*[.G12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v7 socket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6v6G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8-pin-octal-socket-drop-in-fender</text:p>
          </table:table-cell>
          <table:table-cell office:value-type="float" office:value="1.95" calcext:value-type="float">
            <text:p>1.95</text:p>
          </table:table-cell>
          <table:table-cell table:formula="of:=[.J123]*[.G123]" office:value-type="float" office:value="1.95" calcext:value-type="float">
            <text:p>1.9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6v6G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124]*[.G12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v8 socket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6v6G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8-pin-octal-socket-drop-in-fender</text:p>
          </table:table-cell>
          <table:table-cell office:value-type="float" office:value="1.95" calcext:value-type="float">
            <text:p>1.95</text:p>
          </table:table-cell>
          <table:table-cell table:formula="of:=[.J125]*[.G125]" office:value-type="float" office:value="1.95" calcext:value-type="float">
            <text:p>1.9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6v6G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126]*[.G1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7 grid</text:p>
          </table:table-cell>
          <table:table-cell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127]*[.G12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v7 screen</text:p>
          </table:table-cell>
          <table:table-cell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3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28]*[.G1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v8 grid</text:p>
          </table:table-cell>
          <table:table-cell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129]*[.G12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v8 screen</text:p>
          </table:table-cell>
          <table:table-cell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3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30]*[.G13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output transformer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6.6k: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25A1A</text:p>
          </table:table-cell>
          <table:table-cell table:number-columns-repeated="2"/>
          <table:table-cell table:formula="of:=[.J131]*[.G1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peaker jack</text:p>
          </table:table-cell>
          <table:table-cell office:value-type="string" calcext:value-type="string">
            <text:p>normaled j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switchcraft-l12a-1-4-jack</text:p>
          </table:table-cell>
          <table:table-cell office:value-type="float" office:value="2.95" calcext:value-type="float">
            <text:p>2.95</text:p>
          </table:table-cell>
          <table:table-cell table:formula="of:=[.J132]*[.G132]" office:value-type="float" office:value="2.95" calcext:value-type="float">
            <text:p>2.9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ux jack</text:p>
          </table:table-cell>
          <table:table-cell office:value-type="string" calcext:value-type="string">
            <text:p>j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switchcraft-l12a-1-4-jack</text:p>
          </table:table-cell>
          <table:table-cell office:value-type="float" office:value="2.95" calcext:value-type="float">
            <text:p>2.95</text:p>
          </table:table-cell>
          <table:table-cell table:formula="of:=[.J133]*[.G133]" office:value-type="float" office:value="2.95" calcext:value-type="float">
            <text:p>2.9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tandyby switch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p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carling-spst-toggle-switch</text:p>
          </table:table-cell>
          <table:table-cell office:value-type="float" office:value="6.95" calcext:value-type="float">
            <text:p>6.95</text:p>
          </table:table-cell>
          <table:table-cell table:formula="of:=[.J134]*[.G134]" office:value-type="float" office:value="6.95" calcext:value-type="float">
            <text:p>6.9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dp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carling-dpst-on-off-toggle-switch</text:p>
          </table:table-cell>
          <table:table-cell office:value-type="float" office:value="11.95" calcext:value-type="float">
            <text:p>11.95</text:p>
          </table:table-cell>
          <table:table-cell table:formula="of:=[.J135]*[.G135]" office:value-type="float" office:value="11.95" calcext:value-type="float">
            <text:p>11.9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fuse</text:p>
          </table:table-cell>
          <table:table-cell office:value-type="string" calcext:value-type="string">
            <text:p>2a slowblow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 1/4" AGC </text:p>
          </table:table-cell>
          <table:table-cell office:value-type="string" calcext:value-type="string">
            <text:p>https://www.tubedepot.com/products/glass-fuse-3ag-size-1-1-4-x-1-4-slow-blow</text:p>
          </table:table-cell>
          <table:table-cell office:value-type="float" office:value="0.6" calcext:value-type="float">
            <text:p>0.6</text:p>
          </table:table-cell>
          <table:table-cell table:formula="of:=[.J136]*[.G136]" office:value-type="float" office:value="1.8" calcext:value-type="float">
            <text:p>1.8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fuse holder</text:p>
          </table:table-cell>
          <table:table-cell office:value-type="string" calcext:value-type="string">
            <text:p>holder</text:p>
          </table:table-cell>
          <table:table-cell office:value-type="string" calcext:value-type="string">
            <text:p>for the fu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nos-bakelite-fuse-holder-with-conical-cap-suitable-for-fender-r-brand-amplifiers-1</text:p>
          </table:table-cell>
          <table:table-cell office:value-type="float" office:value="6.95" calcext:value-type="float">
            <text:p>6.95</text:p>
          </table:table-cell>
          <table:table-cell table:formula="of:=[.J137]*[.G137]" office:value-type="float" office:value="6.95" calcext:value-type="float">
            <text:p>6.9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3 prong receptacle</text:p>
          </table:table-cell>
          <table:table-cell office:value-type="string" calcext:value-type="string">
            <text:p>recpt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formula="of:=[.J138]*[.G138]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ower cord</text:p>
          </table:table-cell>
          <table:table-cell office:value-type="string" calcext:value-type="string">
            <text:p>cord</text:p>
          </table:table-cell>
          <table:table-cell office:value-type="string" calcext:value-type="string">
            <text:p>3 pro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3-meter-3-prong-power-cord</text:p>
          </table:table-cell>
          <table:table-cell office:value-type="float" office:value="8.95" calcext:value-type="float">
            <text:p>8.95</text:p>
          </table:table-cell>
          <table:table-cell table:formula="of:=[.J139]*[.G139]" office:value-type="float" office:value="8.95" calcext:value-type="float">
            <text:p>8.9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GZ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140]*[.G14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v9 socket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GZ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8-pin-octal-socket-drop-in-fender</text:p>
          </table:table-cell>
          <table:table-cell office:value-type="float" office:value="1.95" calcext:value-type="float">
            <text:p>1.95</text:p>
          </table:table-cell>
          <table:table-cell table:formula="of:=[.J141]*[.G141]" office:value-type="float" office:value="1.95" calcext:value-type="float">
            <text:p>1.9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330V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25P23B</text:p>
          </table:table-cell>
          <table:table-cell table:number-columns-repeated="2"/>
          <table:table-cell table:formula="of:=[.J142]*[.G14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bias po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10k LINE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cts-linear-taper-pot-3-8-bushing</text:p>
          </table:table-cell>
          <table:table-cell office:value-type="float" office:value="4.95" calcext:value-type="float">
            <text:p>4.95</text:p>
          </table:table-cell>
          <table:table-cell table:formula="of:=[.J143]*[.G143]" office:value-type="float" office:value="4.95" calcext:value-type="float">
            <text:p>4.9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ax bia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J144]*[.G14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bias board?</text:p>
          </table:table-cell>
          <table:table-cell office:value-type="string" calcext:value-type="string">
            <text:p>board?</text:p>
          </table:table-cell>
          <table:table-cell office:value-type="string" calcext:value-type="string">
            <text:p>per inch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tubedepot.com/products/1-8-g-10-board-red</text:p>
          </table:table-cell>
          <table:table-cell office:value-type="float" office:value="1.75" calcext:value-type="float">
            <text:p>1.75</text:p>
          </table:table-cell>
          <table:table-cell table:formula="of:=[.J145]*[.G145]" office:value-type="float" office:value="3.5" calcext:value-type="float">
            <text:p>3.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bias cap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25u</text:p>
          </table:table-cell>
          <table:table-cell office:value-type="string" calcext:value-type="string">
            <text:p>50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46]*[.G14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bias rectifier</text:p>
          </table:table-cell>
          <table:table-cell office:value-type="string" calcext:value-type="string">
            <text:p>recp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N4007</text:p>
          </table:table-cell>
          <table:table-cell table:number-columns-repeated="2"/>
          <table:table-cell table:formula="of:=[.J147]*[.G14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ias res</text:p>
          </table:table-cell>
          <table:table-cell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2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48]*[.G14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enter tap</text:p>
          </table:table-cell>
          <table:table-cell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J149]*[.G14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ilot l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for DR</text:p>
          </table:table-cell>
          <table:table-cell office:value-type="string" calcext:value-type="string">
            <text:p>6.3V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number-47-pilot-lamp</text:p>
          </table:table-cell>
          <table:table-cell office:value-type="float" office:value="0.95" calcext:value-type="float">
            <text:p>0.95</text:p>
          </table:table-cell>
          <table:table-cell table:formula="of:=[.J150]*[.G150]" office:value-type="float" office:value="0.95" calcext:value-type="float">
            <text:p>0.9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lamp holder</text:p>
          </table:table-cell>
          <table:table-cell office:value-type="string" calcext:value-type="string">
            <text:p>w solder tab</text:p>
          </table:table-cell>
          <table:table-cell table:style-name="ce3" office:value-type="date" office:date-value="2023-11-16" calcext:value-type="date">
            <text:p>11/16/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1-2-faceted-jewel</text:p>
          </table:table-cell>
          <table:table-cell office:value-type="float" office:value="6.95" calcext:value-type="float">
            <text:p>6.95</text:p>
          </table:table-cell>
          <table:table-cell table:formula="of:=[.J151]*[.G151]" office:value-type="float" office:value="6.95" calcext:value-type="float">
            <text:p>6.9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jewel</text:p>
          </table:table-cell>
          <table:table-cell table:number-columns-repeated="2"/>
          <table:table-cell office:value-type="string" calcext:value-type="string">
            <text:p>green?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number-47-lamp-holder-suitable-for-fender-r-brand-amplifiers</text:p>
          </table:table-cell>
          <table:table-cell office:value-type="float" office:value="3.95" calcext:value-type="float">
            <text:p>3.95</text:p>
          </table:table-cell>
          <table:table-cell table:formula="of:=[.J152]*[.G152]" office:value-type="float" office:value="3.95" calcext:value-type="float">
            <text:p>3.9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ilter cap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16u</text:p>
          </table:table-cell>
          <table:table-cell office:value-type="string" calcext:value-type="string">
            <text:p>450V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[.J153]*[.G15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dropper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3w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J154]*[.G15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isolation washers</text:p>
          </table:table-cell>
          <table:table-cell office:value-type="string" calcext:value-type="string">
            <text:p>washer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ttps://www.tubedepot.com/products/isolation-washers-for-1-4-input-jack-flat-shoulder</text:p>
          </table:table-cell>
          <table:table-cell office:value-type="float" office:value="0.49" calcext:value-type="float">
            <text:p>0.49</text:p>
          </table:table-cell>
          <table:table-cell table:formula="of:=[.J155]*[.G155]" office:value-type="float" office:value="2.45" calcext:value-type="float">
            <text:p>2.4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everb cable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RCA</text:p>
          </table:table-cell>
          <table:table-cell office:value-type="string" calcext:value-type="string">
            <text:p>3ft?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replacement-reverb-cables-3-foot-91-cm-rca</text:p>
          </table:table-cell>
          <table:table-cell office:value-type="float" office:value="6.95" calcext:value-type="float">
            <text:p>6.95</text:p>
          </table:table-cell>
          <table:table-cell table:formula="of:=[.J156]*[.G156]" office:value-type="float" office:value="6.95" calcext:value-type="float">
            <text:p>6.9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ower cord grommet</text:p>
          </table:table-cell>
          <table:table-cell office:value-type="string" calcext:value-type="string">
            <text:p>grommet</text:p>
          </table:table-cell>
          <table:table-cell/>
          <table:table-cell office:value-type="string" calcext:value-type="string">
            <text:p>½” mayb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rubber-grommets</text:p>
          </table:table-cell>
          <table:table-cell office:value-type="float" office:value="0.25" calcext:value-type="float">
            <text:p>0.25</text:p>
          </table:table-cell>
          <table:table-cell table:formula="of:=[.J157]*[.G157]" office:value-type="float" office:value="0.25" calcext:value-type="float">
            <text:p>0.2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other grommets</text:p>
          </table:table-cell>
          <table:table-cell office:value-type="string" calcext:value-type="string">
            <text:p>grommet</text:p>
          </table:table-cell>
          <table:table-cell/>
          <table:table-cell table:style-name="ce3" office:value-type="string" calcext:value-type="string">
            <text:p>3/8”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ttps://www.tubedepot.com/products/rubber-grommets</text:p>
          </table:table-cell>
          <table:table-cell office:value-type="float" office:value="0.25" calcext:value-type="float">
            <text:p>0.25</text:p>
          </table:table-cell>
          <table:table-cell table:formula="of:=[.J158]*[.G158]" office:value-type="float" office:value="1.75" calcext:value-type="float">
            <text:p>1.75</text:p>
          </table:table-cell>
          <table:table-cell office:value-type="string" calcext:value-type="string">
            <text:p>#R577841575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6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6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6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6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6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6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6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6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6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6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6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6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6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6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6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6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6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B1:Sheet1.Q15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/00/0000</text:date>, <text:time style:data-style-name="N2" text:time-value="19:03:01.8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15:36:14.315000000</meta:creation-date>
    <meta:generator>LibreOffice/7.6.2.1$Windows_X86_64 LibreOffice_project/56f7684011345957bbf33a7ee678afaf4d2ba333</meta:generator>
    <dc:date>2023-12-14T21:55:55.954000000</dc:date>
    <meta:editing-duration>PT6H19M59S</meta:editing-duration>
    <meta:editing-cycles>17</meta:editing-cycles>
    <meta:document-statistic meta:table-count="1" meta:cell-count="1293" meta:object-count="0"/>
  </office:meta>
</office:document-meta>
</file>